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ut en continuant à masser son coccyx toujours douloureux, Edward observa un peu plus en détail le type qu'il venait de percuter. Plutôt grand, des petites lunettes carrées, un air blasé à faire fuir un clown, il n'était pas loin d'être l'exact antonyme du garçon aussi bien dans l'attitude que dans l'impression qu'il dégageait de prime abord. Il paraissait plus vieux d'une bonne décennie et même les traits marqués de son visage s'opposaient à ceux juvéniles d'Edward. Un rictus déforma les lèvres de celui-ci alors qu'il ne pouvait s'empêcher de penser qu'à eux deux, ils formaient une sorte d’Équilibre comme il l'aimait tant.</text:p>
      <text:p text:style-name="Standard"/>
      <text:p text:style-name="Standard">L'homme en question se mit à râler en constatant l'étendue des dégâts provoqués par la calamité ambulante, ce qui en toute franchise ne fit ni chaud, ni froid au blondin qui n'écouta absolument pas ce qu'il était en train de lui dire, trop occupé qu'il était à décortiquer son interlocuteur du regard. Edward avait même plissé les yeux comme pour mieux voir, et sa tête s'était légèrement penchée sur le côté. Il avait déjà complètement décroché, et cela se voyait. Au bout d'un moment heureusement, le garçon réalisa que le silence s'était à nouveau installé et que l'autre homme semblait attendre une réponse de sa 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3T23:14:44.98</meta:creation-date>
    <dc:date>2017-07-07T14:51:38.83</dc:date>
    <meta:editing-duration>PT9H51M57S</meta:editing-duration>
    <meta:editing-cycles>316</meta:editing-cycles>
    <meta:generator>OpenOffice/4.1.3$Win32 OpenOffice.org_project/413m1$Build-9783</meta:generator>
    <meta:document-statistic meta:table-count="0" meta:image-count="0" meta:object-count="0" meta:page-count="1" meta:paragraph-count="2" meta:word-count="209" meta:character-count="1254"/>
  </office:meta>
</office:document-meta>
</file>